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0.6pt"/>
    </style:style>
    <style:style style:name="co3" style:family="table-column">
      <style:table-column-properties fo:break-before="auto" style:column-width="318.25pt"/>
    </style:style>
    <style:style style:name="co4" style:family="table-column">
      <style:table-column-properties fo:break-before="auto" style:column-width="25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loud </text:p>
          </table:table-cell>
          <table:table-cell office:value-type="string" calcext:value-type="string">
            <text:p>Sub projects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git sample </text:p>
          </table:table-cell>
        </table:table-row>
        <table:table-row table:style-name="ro2">
          <table:table-cell/>
          <table:table-cell office:value-type="string" calcext:value-type="string">
            <text:p>Spring Cloud St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ring Cloud Azure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Alibaba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for Amazon Web Services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Bus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CLI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for Cloud Foundry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office:value-type="string" calcext:value-type="string">
            <text:p>Spring Cloud - Cloud Foundry Service Broker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Spring Cloud Clust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Commons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Spring Cloud Config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Spring Cloud Connector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Consu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Contrac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Func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Gatewa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GC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Netfli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Open Service Brok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Pipelin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Schema Registr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Securit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Sleut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Stream App Starter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Tas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Task App Starter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Vaul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Zookeep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App Brok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Circuit Breake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Kubernet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OpenFeig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ring Cloud Data F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5:42:44.742740981</meta:creation-date>
    <meta:generator>LibreOffice/6.0.7.3$Linux_X86_64 LibreOffice_project/00m0$Build-3</meta:generator>
    <dc:date>2020-01-17T15:56:31.107032263</dc:date>
    <meta:editing-duration>PT13M45S</meta:editing-duration>
    <meta:editing-cycles>5</meta:editing-cycles>
    <meta:document-statistic meta:table-count="1" meta:cell-count="37" meta:object-count="0"/>
  </office:meta>
</office:document-meta>
</file>